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CR A Extended" svg:font-family="'OCR A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style:may-break-between-rows="false"/>
    </style:style>
    <style:style style:name="Table2.A" style:family="table-column">
      <style:table-column-properties style:column-width="1.875in" style:rel-column-width="2700*"/>
    </style:style>
    <style:style style:name="Table2.B" style:family="table-column">
      <style:table-column-properties style:column-width="0.2604in" style:rel-column-width="375*"/>
    </style:style>
    <style:style style:name="Table2.C" style:family="table-column">
      <style:table-column-properties style:column-width="0.2708in" style:rel-column-width="390*"/>
    </style:style>
    <style:style style:name="Table2.D" style:family="table-column">
      <style:table-column-properties style:column-width="0.2292in" style:rel-column-width="330*"/>
    </style:style>
    <style:style style:name="Table2.F" style:family="table-column">
      <style:table-column-properties style:column-width="3.7965in" style:rel-column-width="5467*"/>
    </style:style>
    <style:style style:name="Table2.A1" style:family="table-cell">
      <style:table-cell-properties fo:padding="0.0382in" fo:border="none"/>
    </style:style>
    <style:style style:name="P1" style:family="paragraph" style:parent-style-name="Standard" style:list-style-name="L6"/>
    <style:style style:name="P2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style:font-name="Courier New"/>
    </style:style>
    <style:style style:name="P3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Courier New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">
      <style:paragraph-properties fo:keep-with-next="always"/>
    </style:style>
    <style:style style:name="T1" style:family="text">
      <style:text-properties style:font-name="Courier New"/>
    </style:style>
    <style:style style:name="T2" style:family="text">
      <style:text-properties style:text-line-through-style="soli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eld experiment preparation work for Steve Edburg</text:p>
      <text:p text:style-name="Standard">2012 June 15</text:p>
      <text:p text:style-name="Standard">Patrick O'Keeffe / patrick.okeeffe@email.wsu.edu / 509.335.7246</text:p>
      <text:p text:style-name="Standard"/>
      <text:p text:style-name="Standard">Equipment</text:p>
      <text:list xml:id="list28166279" text:style-name="L6">
        <text:list-item>
          <text:p text:style-name="P1">The two ATI sonics (SN 410 &amp; 605) have been configured to work properly with the data logger program. </text:p>
        </text:list-item>
        <text:list-item>
          <text:p text:style-name="P1">There was a ~3 ºC difference in temperature output between the sonics. Their last calibration is unknown.</text:p>
        </text:list-item>
        <text:list-item>
          <text:p text:style-name="P1">To connect to the data logger using PC200, you will need a computer with a serial port or a usb-serial adapter. Since all the data is stored on the card though, there is not much reason to connect to the logger.</text:p>
        </text:list-item>
        <text:list-item>
          <text:p text:style-name="P1">To access the data on the card you will need a compact flash reader. Be sure to press the white safe removal button or power down the logger before removing the card. </text:p>
        </text:list-item>
      </text:list>
      <text:p text:style-name="Standard"/>
      <text:p text:style-name="Standard">Data logger program</text:p>
      <text:list xml:id="list29435418" text:continue-numbering="true" text:style-name="L6">
        <text:list-item>
          <text:p text:style-name="P1">The data logger is loaded with the <text:span text:style-name="T1">ATI_recorder.cr1</text:span> program, which is set to run on power-up. The compact flash card was formatted after testing. </text:p>
        </text:list-item>
        <text:list-item>
          <text:p text:style-name="P1">Only the 10hz U, V, W, Ts, and diagnostic word are logged. </text:p>
        </text:list-item>
        <text:list-item>
          <text:p text:style-name="P1">Each sonic is logged in its own file </text:p>
        </text:list-item>
        <text:list-item>
          <text:p text:style-name="P1">The tables permit <text:span text:style-name="T3">14 days of data logging</text:span><text:span text:style-name="T4">, although that can be changed by modifying line 20 of the program file using any plain-text editor. Using the total amount of space available, the program can log data for ~60 days. Choose a sufficiently long duration but avoid storing empty days to keep file sizes reasonable. </text:span></text:p>
        </text:list-item>
      </text:list>
      <text:p text:style-name="Standard"><text:span text:style-name="T4"/></text:p>
      <text:p text:style-name="Standard"><text:span text:style-name="T4">Diagnostic word</text:span></text:p>
      <text:p text:style-name="Standard"><text:span text:style-name="T4"><text:tab/>The last column in the data files is a diagnostic code which summarizes the various 'diagnostics' provided by the sonic anemometer. It consists of an integer in the range of 0 to 2222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F"/>
        <table:table-row>
          <table:table-cell table:style-name="Table2.A1" office:value-type="string">
            <text:p text:style-name="P5">Sample diagnotic word: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 = axis blockage / transducer failure</text:p>
          </table:table-cell>
        </table:table-row>
        <table:table-row>
          <table:table-cell table:style-name="Table2.A1" office:value-type="string">
            <text:p text:style-name="P5">Corresponding signal:</text:p>
          </table:table-cell>
          <table:table-cell table:style-name="Table2.A1" office:value-type="string">
            <text:p text:style-name="P4">Ts</text:p>
          </table:table-cell>
          <table:table-cell table:style-name="Table2.A1" office:value-type="string">
            <text:p text:style-name="P4">W</text:p>
          </table:table-cell>
          <table:table-cell table:style-name="Table2.A1" office:value-type="string">
            <text:p text:style-name="P4">V</text:p>
          </table:table-cell>
          <table:table-cell table:style-name="Table2.A1" office:value-type="string">
            <text:p text:style-name="P4">U</text:p>
          </table:table-cell>
          <table:table-cell table:style-name="Table2.A1" office:value-type="string">
            <text:p text:style-name="P4">2 = data quality algorithm rejection</text:p>
          </table:table-cell>
        </table:table-row>
      </table:table>
      <text:p text:style-name="Standard"/>
      <text:p text:style-name="Standard">Sample header for TOA5 data file </text:p>
      <text:p text:style-name="P2">"TOA5","LOCAL_31","CR1000","34375","CR1000.Std.22","CPU:ATI_recorder.cr1","30799","sonic_com1"</text:p>
      <text:p text:style-name="P3">"TIMESTAMP","RECORD","Ux_1","Uy_1","Uz_1","Ts_1","diag_1"</text:p>
      <text:p text:style-name="P3">"TS","RN","m/s","m/s","m/s","C","m/s"</text:p>
      <text:p text:style-name="P3">"","","Smp","Smp","Smp","Smp","Smp"</text:p>
      <text:p text:style-name="Standard"/>
      <text:p text:style-name="P6">Table <text:sequence text:ref-name="refTable0" text:name="Table" text:formula="ooow:Table+1" style:num-format="1">1</text:sequence>: ATI sonic configuration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Data mode: ASCII / <text:span text:style-name="T2">binary</text:span></text:p>
          </table:table-cell>
          <table:table-cell table:style-name="Table1.B1" office:value-type="string">
            <text:p text:style-name="Table_20_Contents">Data quality algorithm: ON</text:p>
          </table:table-cell>
        </table:table-row>
        <table:table-row>
          <table:table-cell table:style-name="Table1.A2" office:value-type="string">
            <text:p text:style-name="Table_20_Contents">ASCII mode: terse / <text:span text:style-name="T2">verbose</text:span></text:p>
          </table:table-cell>
          <table:table-cell table:style-name="Table1.B2" office:value-type="string">
            <text:p text:style-name="Table_20_Contents">Shadow correction: ON</text:p>
          </table:table-cell>
        </table:table-row>
        <table:table-row>
          <table:table-cell table:style-name="Table1.A2" office:value-type="string">
            <text:p text:style-name="Table_20_Contents">Baud rate: 9600</text:p>
          </table:table-cell>
          <table:table-cell table:style-name="Table1.B2" office:value-type="string">
            <text:p text:style-name="Table_20_Contents">Remove RH from temp calc: OFF</text:p>
          </table:table-cell>
        </table:table-row>
        <table:table-row>
          <table:table-cell table:style-name="Table1.A2" office:value-type="string">
            <text:p text:style-name="Table_20_Contents">Parity: even</text:p>
          </table:table-cell>
          <table:table-cell table:style-name="Table1.B2" office:value-type="string">
            <text:p text:style-name="Table_20_Contents">Output: U,V,W,Ts at 10hz </text:p>
          </table:table-cell>
        </table:table-row>
        <table:table-row>
          <table:table-cell table:style-name="Table1.A2" office:value-type="string">
            <text:p text:style-name="Table_20_Contents">data bits: 7</text:p>
          </table:table-cell>
          <table:table-cell table:style-name="Table1.B2" office:value-type="string">
            <text:p text:style-name="Table_20_Contents">Data pipline delay: 0.1 seconds (not changeable)</text:p>
          </table:table-cell>
        </table:table-row>
        <table:table-row>
          <table:table-cell table:style-name="Table1.A2" office:value-type="string">
            <text:p text:style-name="Table_20_Contents">stop bits: 1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OCR A Extended" svg:font-family="'OCR A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6H12M30S</meta:editing-duration>
    <meta:editing-cycles>5</meta:editing-cycles>
    <meta:generator>LibreOffice/3.5$Windows_x86 LibreOffice_project/165a79a-7059095-e13bb37-fef39a4-9503d18</meta:generator>
    <dc:date>2012-06-18T09:29:41.54</dc:date>
    <dc:creator>Patrick O'Keeffe</dc:creator>
    <meta:document-statistic meta:table-count="2" meta:image-count="0" meta:object-count="0" meta:page-count="1" meta:paragraph-count="44" meta:word-count="357" meta:character-count="2175" meta:non-whitespace-character-count="1860"/>
    <meta:user-defined meta:name="Info 1"/>
    <meta:user-defined meta:name="Info 2"/>
    <meta:user-defined meta:name="Info 3"/>
    <meta:user-defined meta:name="Info 4"/>
  </office:meta>
</office:document-meta>
</file>